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RemovalTest.test_mixInRemoval_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xInRemovalTest.test_mixInRemoval_de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Class.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.BaseClass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